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EE0000044D0BDD98DBE6D490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ambria" fo:font-size="16pt" fo:font-weight="bold" style:font-name-asian="Times New Roman1" style:font-size-asian="16pt" style:font-weight-asian="bold" style:font-size-complex="16pt" style:font-weight-complex="bold" fo:hyphenate="true" fo:hyphenation-remain-char-count="2" fo:hyphenation-push-char-count="2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margin-top="0.423cm" fo:margin-bottom="0.106cm" loext:contextual-spacing="false" fo:keep-with-next="always"/>
      <style:text-properties style:font-name="Cambria" fo:font-size="16pt" fo:font-weight="bold" style:font-name-asian="Times New Roman1" style:font-size-asian="16pt" style:font-weight-asian="bold" style:font-size-complex="16pt" style:font-weight-complex="bold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Header">
      <style:paragraph-properties fo:margin-top="0cm" fo:margin-bottom="0cm" loext:contextual-spacing="false"/>
    </style:style>
    <style:style style:name="P9" style:family="paragraph" style:parent-style-name="Header">
      <style:paragraph-properties fo:margin-top="0cm" fo:margin-bottom="0cm" loext:contextual-spacing="false" fo:line-height="100%"/>
    </style:style>
    <style:style style:name="P10" style:family="paragraph" style:parent-style-name="Title" style:master-page-name="Standard">
      <style:paragraph-properties fo:text-align="center" style:justify-single-word="false" style:page-number="auto"/>
    </style:style>
    <style:style style:name="P11" style:family="paragraph" style:parent-style-name="Contents_20_2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72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9fd21" style:font-size-asian="12pt"/>
    </style:style>
    <style:style style:name="T4" style:family="text">
      <style:text-properties style:use-window-font-color="true" style:font-name="Calibri" style:font-name-asian="ＭＳ 明朝" style:font-name-complex="F"/>
    </style:style>
    <style:style style:name="T5" style:family="text">
      <style:text-properties fo:language="de" fo:country="DE"/>
    </style:style>
    <style:style style:name="T6" style:family="text">
      <style:text-properties style:font-name="Times New Roman" fo:font-size="10pt" fo:font-weight="bold" style:font-size-asian="10pt" style:font-weight-asian="bold" style:font-size-complex="9pt"/>
    </style:style>
    <style:style style:name="T7" style:family="text">
      <style:text-properties style:font-name="Times New Roman" fo:font-size="10pt" style:font-size-asian="10pt" style:font-size-complex="9pt"/>
    </style:style>
    <style:style style:name="T8" style:family="text"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T9" style:family="text">
      <style:text-properties style:font-name="Times New Roman" fo:font-size="10pt" fo:language="fr" fo:country="CH" style:font-size-asian="10pt" style:font-size-complex="9pt"/>
    </style:style>
    <style:style style:name="T10" style:family="text">
      <style:text-properties style:font-name="Times New Roman" fo:font-size="10pt" fo:language="de" fo:country="DE" style:font-size-asian="10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Databases Project – Spring 2019</text:span><text:bookmark text:name="_GoBack"/></text:p>
      <text:p text:style-name="P1"><text:span text:style-name="T2">Team No: </text:span><text:span text:style-name="T3">32</text:span></text:p>
      <text:p text:style-name="P1"><text:span text:style-name="T2">Names: </text:span><text:span text:style-name="T3">Sophie Ammann, Samuel Chassot and Daniel Filipe Nunes Silva</text:span></text:p>
      <text:p text:style-name="Contents_20_Heading"><text:bookmark-start text:name="_Toc506900030"/>Contents<text:bookmark-end text:name="_Toc506900030"/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Contents<text:tab/>1</text:p>
          <text:p text:style-name="P12">Deliverable 1<text:tab/>2</text:p>
          <text:p text:style-name="P11">Assumptions<text:tab/>2</text:p>
          <text:p text:style-name="P11">Entity Relationship Schema<text:tab/>2</text:p>
          <text:p text:style-name="P14">Schema<text:tab/>2</text:p>
          <text:p text:style-name="P14">Description<text:tab/>2</text:p>
          <text:p text:style-name="P11"><text:span text:style-name="T5">Relational Schema</text:span><text:tab/>2</text:p>
          <text:p text:style-name="P14"><text:span text:style-name="T5">ER schema to Relational schema</text:span><text:tab/>2</text:p>
          <text:p text:style-name="P14">DDL<text:tab/>3</text:p>
          <text:p text:style-name="P11">General Comments<text:tab/>3</text:p>
          <text:p text:style-name="P12">Deliverable 2<text:tab/>4</text:p>
          <text:p text:style-name="P11">Assumptions<text:tab/>4</text:p>
          <text:p text:style-name="P11">Data Loading<text:tab/>4</text:p>
          <text:p text:style-name="P11">Query Implementation<text:tab/>4</text:p>
          <text:p text:style-name="P14">Query a:<text:tab/>4</text:p>
          <text:p text:style-name="P15">Description of logic:<text:tab/>4</text:p>
          <text:p text:style-name="P15">SQL statement<text:tab/>4</text:p>
          <text:p text:style-name="P11">Interface<text:tab/>4</text:p>
          <text:p text:style-name="P14">Design logic Description<text:tab/>4</text:p>
          <text:p text:style-name="P14">Screenshots<text:tab/>4</text:p>
          <text:p text:style-name="P11">General Comments<text:tab/>4</text:p>
          <text:p text:style-name="P12">Deliverable 3<text:tab/>5</text:p>
          <text:p text:style-name="P12"><text:soft-page-break/>Assumptions<text:tab/>5</text:p>
          <text:p text:style-name="P11">Query Implementation<text:tab/>5</text:p>
          <text:p text:style-name="P14">Query a:<text:tab/>5</text:p>
          <text:p text:style-name="P15">Description of logic:<text:tab/>5</text:p>
          <text:p text:style-name="P15">SQL statement<text:tab/>5</text:p>
          <text:p text:style-name="P11">Query Analysis<text:tab/>5</text:p>
          <text:p text:style-name="P14">Selected Queries (and why)<text:tab/>5</text:p>
          <text:p text:style-name="P15">Query 1<text:tab/>5</text:p>
          <text:p text:style-name="P15">Query 2<text:tab/>5</text:p>
          <text:p text:style-name="P15">Query 3<text:tab/>5</text:p>
          <text:p text:style-name="P12">Interface<text:tab/>6</text:p>
          <text:p text:style-name="P14">Design logic Description<text:tab/>6</text:p>
          <text:p text:style-name="P14">Screenshots<text:tab/>6</text:p>
          <text:p text:style-name="P12">General Comments<text:tab/>6</text:p>
          <text:p text:style-name="Standard"/>
        </text:index-body>
      </text:table-of-content>
      <text:h text:style-name="P6" text:outline-level="1"><text:bookmark-start text:name="_Toc506900031"/>Deliverable 1<text:bookmark-end text:name="_Toc506900031"/></text:h>
      <text:h text:style-name="Heading_20_2" text:outline-level="2"><text:bookmark-start text:name="_Toc506900032"/>Assumptions<text:bookmark-end text:name="_Toc506900032"/></text:h>
      <text:p text:style-name="No_20_Spacing">&lt;In this section write down the assumptions you made about the data. Write a sentence for each assumption you made&gt;</text:p>
      <text:h text:style-name="Heading_20_2" text:outline-level="2"><text:bookmark-start text:name="_Toc506900033"/>Entity Relationship Schema<text:bookmark-end text:name="_Toc506900033"/></text:h>
      <text:p text:style-name="No_20_Spacing">&lt;In this section you should have figure of the ER schema as well as descriptions about entities and relations&gt;</text:p>
      <text:h text:style-name="Heading_20_3" text:outline-level="3"><text:bookmark-start text:name="_Toc506900034"/>Schema<text:bookmark-end text:name="_Toc506900034"/></text:h>
      <text:p text:style-name="No_20_Spacing">&lt;Add the figure of the ER schema&gt;</text:p>
      <text:h text:style-name="Heading_20_3" text:outline-level="3"><text:bookmark-start text:name="_Toc506900035"/>Description<text:bookmark-end text:name="_Toc506900035"/></text:h>
      <text:p text:style-name="No_20_Spacing">&lt;Describe all the choices you made for Entities and Relationships&gt;</text:p>
      <text:h text:style-name="Heading_20_2" text:outline-level="2"><text:bookmark-start text:name="_Toc506900036"/><text:span text:style-name="T5">Relational Schema</text:span><text:bookmark-end text:name="_Toc506900036"/></text:h>
      <text:h text:style-name="Heading_20_3" text:outline-level="3"><text:bookmark-start text:name="_Toc506900037"/><text:span text:style-name="T5">ER schema to Relational schema</text:span><text:bookmark-end text:name="_Toc506900037"/></text:h>
      <text:p text:style-name="No_20_Spacing">&lt;Describe the transition from ER schema to Relational schema&gt;</text:p>
      <text:h text:style-name="Heading_20_3" text:outline-level="3"><text:bookmark-start text:name="_Toc506900038"/><text:soft-page-break/>DDL<text:bookmark-end text:name="_Toc506900038"/></text:h>
      <text:p text:style-name="No_20_Spacing">&lt;Provide the DDL&gt;</text:p>
      <text:h text:style-name="Heading_20_2" text:outline-level="2"><text:bookmark-start text:name="_Toc506900039"/>General Comments<text:bookmark-end text:name="_Toc506900039"/></text:h>
      <text:p text:style-name="No_20_Spacing">&lt;In this section write general comments about your deliverable (comments and work allocation between team members&gt;</text:p>
      <text:p text:style-name="P3"/>
      <text:h text:style-name="P5" text:outline-level="1"><text:bookmark-start text:name="_Toc506900040"/>Deliverable 2<text:bookmark-end text:name="_Toc506900040"/></text:h>
      <text:p text:style-name="Standard"/>
      <text:h text:style-name="Heading_20_2" text:outline-level="2"><text:bookmark-start text:name="_Toc506900041"/>Assumptions<text:bookmark-end text:name="_Toc506900041"/></text:h>
      <text:p text:style-name="No_20_Spacing">&lt;In this section write down the assumptions you made about the data. Write a sentence for each assumption you made&gt;</text:p>
      <text:h text:style-name="Heading_20_2" text:outline-level="2"><text:bookmark-start text:name="_Toc506900042"/>Data Loading<text:bookmark-end text:name="_Toc506900042"/></text:h>
      <text:h text:style-name="Heading_20_2" text:outline-level="2"><text:bookmark-start text:name="_Toc506900043"/>Query Implementation<text:bookmark-end text:name="_Toc506900043"/></text:h>
      <text:p text:style-name="No_20_Spacing">&lt;For each query&gt;</text:p>
      <text:h text:style-name="Heading_20_3" text:outline-level="3"><text:bookmark-start text:name="_Toc506900044"/>Query a:<text:bookmark-end text:name="_Toc506900044"/></text:h>
      <text:h text:style-name="Heading_20_4" text:outline-level="4"><text:bookmark-start text:name="_Toc506900045"/>Description of logic:<text:bookmark-end text:name="_Toc506900045"/></text:h>
      <text:p text:style-name="No_20_Spacing">&lt;What does the query do and how do I decide to solve it&gt;</text:p>
      <text:h text:style-name="Heading_20_4" text:outline-level="4"><text:bookmark-start text:name="_Toc506900046"/>SQL statement<text:bookmark-end text:name="_Toc506900046"/></text:h>
      <text:p text:style-name="No_20_Spacing">&lt;The SQL statement&gt;</text:p>
      <text:h text:style-name="Heading_20_2" text:outline-level="2"><text:bookmark-start text:name="_Toc506900047"/>Interface<text:bookmark-end text:name="_Toc506900047"/></text:h>
      <text:h text:style-name="Heading_20_3" text:outline-level="3"><text:bookmark-start text:name="_Toc506900048"/>Design logic Description<text:bookmark-end text:name="_Toc506900048"/></text:h>
      <text:p text:style-name="No_20_Spacing">&lt;Describe the general logic of your design as well as the technology you decided to use&gt;</text:p>
      <text:h text:style-name="Heading_20_3" text:outline-level="3"><text:bookmark-start text:name="_Toc506900049"/>Screenshots<text:bookmark-end text:name="_Toc506900049"/></text:h>
      <text:p text:style-name="No_20_Spacing">&lt;Provide some initial screen shots of your interface&gt;</text:p>
      <text:h text:style-name="Heading_20_2" text:outline-level="2"><text:bookmark-start text:name="_Toc506900050"/>General Comments<text:bookmark-end text:name="_Toc506900050"/></text:h>
      <text:p text:style-name="P2">&lt;In this section write general comments about your deliverable (comments and work allocation between team members&gt;</text:p>
      <text:p text:style-name="P2"/>
      <text:h text:style-name="P5" text:outline-level="1"><text:bookmark-start text:name="_Toc506900051"/>Deliverable 3<text:bookmark-end text:name="_Toc506900051"/></text:h>
      <text:h text:style-name="Heading_20_1" text:outline-level="1"><text:bookmark-start text:name="_Toc506900052"/>Assumptions<text:bookmark-end text:name="_Toc506900052"/></text:h>
      <text:p text:style-name="No_20_Spacing">&lt;In this section write down the assumptions you made about the data. Write a sentence for each assumption you made&gt;</text:p>
      <text:h text:style-name="Heading_20_2" text:outline-level="2"><text:bookmark-start text:name="_Toc506900053"/>Query Implementation<text:bookmark-end text:name="_Toc506900053"/></text:h>
      <text:p text:style-name="No_20_Spacing">&lt;For each query&gt;</text:p>
      <text:h text:style-name="Heading_20_3" text:outline-level="3"><text:bookmark-start text:name="_Toc506900054"/>Query a:<text:bookmark-end text:name="_Toc506900054"/></text:h>
      <text:h text:style-name="Heading_20_4" text:outline-level="4"><text:bookmark-start text:name="_Toc506900055"/>Description of logic:<text:bookmark-end text:name="_Toc506900055"/></text:h>
      <text:p text:style-name="No_20_Spacing">&lt;What does the query do and how do I decide to solve it&gt;</text:p>
      <text:h text:style-name="Heading_20_4" text:outline-level="4"><text:bookmark-start text:name="_Toc506900056"/>SQL statement<text:bookmark-end text:name="_Toc506900056"/></text:h>
      <text:p text:style-name="No_20_Spacing">&lt;The SQL statement&gt;</text:p>
      <text:h text:style-name="Heading_20_2" text:outline-level="2"><text:bookmark-start text:name="_Toc506900057"/>Query Analysis<text:bookmark-end text:name="_Toc506900057"/></text:h>
      <text:h text:style-name="Heading_20_3" text:outline-level="3"><text:bookmark-start text:name="_Toc506900058"/>Selected Queries (and why)<text:bookmark-end text:name="_Toc506900058"/></text:h>
      <text:p text:style-name="Standard"/>
      <text:h text:style-name="Heading_20_4" text:outline-level="4"><text:bookmark-start text:name="_Toc506900059"/>Query 1<text:bookmark-end text:name="_Toc506900059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4" text:outline-level="4"><text:bookmark-start text:name="_Toc506900060"/>Query 2<text:bookmark-end text:name="_Toc506900060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4" text:outline-level="4"><text:bookmark-start text:name="_Toc506900061"/>Query 3<text:bookmark-end text:name="_Toc506900061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1" text:outline-level="1"><text:bookmark-start text:name="_Toc506900062"/><text:soft-page-break/>Interface<text:bookmark-end text:name="_Toc506900062"/></text:h>
      <text:h text:style-name="Heading_20_3" text:outline-level="3"><text:bookmark-start text:name="_Toc506900063"/>Design logic Description<text:bookmark-end text:name="_Toc506900063"/></text:h>
      <text:p text:style-name="No_20_Spacing">&lt;Describe the general logic of your design as well as the technology you decided to use&gt;</text:p>
      <text:h text:style-name="Heading_20_3" text:outline-level="3"><text:bookmark-start text:name="_Toc506900064"/>Screenshots<text:bookmark-end text:name="_Toc506900064"/></text:h>
      <text:p text:style-name="No_20_Spacing">&lt;Provide some initial screen shots of your interface&gt;</text:p>
      <text:h text:style-name="Heading_20_1" text:outline-level="1"><text:bookmark-start text:name="_Toc506900065"/>General Comments<text:bookmark-end text:name="_Toc506900065"/></text:h>
      <text:p text:style-name="P2">&lt;In this section write general comments about your deliverable (comments and work allocation between team member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l" fo:country="GR" style:letter-kerning="false" style:font-name-asian="Calibri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letter-kerning="false" style:font-name-asian="Calibri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ＭＳ ゴシック" style:font-family-asian="'ＭＳ ゴシック'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list-style-name="" style:class="text"/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Article_20_contents_20_Char" style:display-name="Article contents Char" style:family="paragraph" style:parent-style-name="Standard" style:default-outline-level="">
      <style:paragraph-properties fo:margin-left="0cm" fo:margin-right="0cm" fo:margin-top="0cm" fo:margin-bottom="0cm" loext:contextual-spacing="false" fo:line-height="200%" fo:text-align="justify" style:justify-single-word="false" fo:orphans="0" fo:widows="0" fo:text-indent="0.6cm" style:auto-text-indent="false"/>
      <style:text-properties style:font-name-asian="Batang" style:font-family-asian="Batang" style:font-family-generic-asian="system" style:font-pitch-asian="variable" style:language-asian="ko" style:country-asian="KR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language="el" fo:country="GR" style:font-size-asian="26pt" style:font-size-complex="26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loext:contextual-spacing="false" fo:line-height="106%" fo:keep-together="always" fo:hyphenation-ladder-count="no-limit"/>
      <style:text-properties fo:color="#365f91" fo:font-weight="normal" style:font-weight-asian="normal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Revision" style:family="paragraph" style:default-outline-level="">
      <style:paragraph-properties fo:text-align="start" style:justify-single-word="false" fo:orphans="2" fo:widows="2" style:writing-mode="lr-tb"/>
      <style:text-properties fo:color="#00000a" fo:font-size="11pt" fo:language="en" fo:country="US" style:font-size-asian="11pt" style:language-asian="en" style:country-asian="US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loext:contextual-spacing="false" fo:text-indent="0cm" style:auto-text-indent="false"/>
    </style:style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rticle_20_contents_20_Char_20_Char" style:display-name="Article contents Char Char" style:family="text" style:parent-style-name="Default_20_Paragraph_20_Font">
      <style:text-properties style:font-name-asian="Batang" style:font-family-asian="Batang" style:font-family-generic-asian="system" style:font-pitch-asian="variable" style:language-asian="ko" style:country-asian="KR"/>
    </style:style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font-size-asian="26pt" style:language-asian="en" style:country-asian="US" style:font-size-complex="26pt"/>
    </style:style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style:font-name-complex="Arial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color="#00000a" fo:language="en" fo:country="US" style:language-asian="en" style:country-asian="US"/>
    </style:style>
    <style:style style:name="Comment_20_Subject_20_Char" style:display-name="Comment Subject Char" style:family="text" style:parent-style-name="Comment_20_Text_20_Char">
      <style:text-properties fo:color="#00000a" fo:language="en" fo:country="US" fo:font-weight="bold" style:language-asian="en" style:country-asian="US" style:font-weight-asian="bold" style:font-weight-complex="bold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fo:language="en" fo:country="US" style:font-name-asian="ＭＳ ゴシック" style:font-family-asian="'ＭＳ ゴシック'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ize="11pt" fo:language="en" fo:country="US" fo:font-style="italic" style:font-name-asian="ＭＳ ゴシック" style:font-family-asian="'ＭＳ ゴシック'" style:font-family-generic-asian="system" style:font-pitch-asian="variable" style:font-size-asian="11pt" style:language-asian="en" style:country-asian="US" style:font-style-asian="italic" style:font-name-complex="F" style:font-family-generic-complex="system" style:font-pitch-complex="variable" style:font-size-complex="11pt" style:font-style-complex="italic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Calibri1" style:font-family-complex="Calibri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="Times New Roman" fo:font-family="'Times New Roman'" style:font-family-generic="roman" style:font-pitch="variable" fo:font-size="10pt" fo:language="de" fo:country="DE" style:font-size-asian="10pt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6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7.683cm" fo:margin-left="-0.191cm" fo:margin-top="0cm" fo:margin-bottom="0cm" table:align="left" style:writing-mode="lr-tb"/>
    </style:style>
    <style:style style:name="Table1.A" style:family="table-column">
      <style:table-column-properties style:column-width="10.402cm"/>
    </style:style>
    <style:style style:name="Table1.B" style:family="table-column">
      <style:table-column-properties style:column-width="7.28cm"/>
    </style:style>
    <style:style style:name="Table1.1" style:family="table-row">
      <style:table-row-properties style:min-row-height="1.974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 fo:margin-top="0cm" fo:margin-bottom="0cm" loext:contextual-spacing="false" fo:line-height="100%"/>
    </style:style>
    <style:style style:name="MP2" style:family="paragraph" style:parent-style-name="Standard">
      <style:paragraph-properties fo:margin-top="0cm" fo:margin-bottom="0cm" loext:contextual-spacing="false" fo:line-height="100%"/>
    </style:style>
    <style:style style:name="MP3" style:family="paragraph" style:parent-style-name="Header">
      <style:paragraph-properties fo:margin-top="0cm" fo:margin-bottom="0cm" loext:contextual-spacing="false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10pt" fo:font-weight="bold" style:font-size-asian="10pt" style:font-weight-asian="bold" style:font-size-complex="9pt"/>
    </style:style>
    <style:style style:name="MT2" style:family="text">
      <style:text-properties style:font-name="Times New Roman" fo:font-size="10pt" style:font-size-asian="10pt" style:font-size-complex="9pt"/>
    </style:style>
    <style:style style:name="MT3" style:family="text"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MT4" style:family="text">
      <style:text-properties style:font-name="Times New Roman" fo:font-size="10pt" fo:language="fr" fo:country="CH" style:font-size-asian="10pt" style:font-size-complex="9pt"/>
    </style:style>
    <style:style style:name="MT5" style:family="text">
      <style:text-properties style:font-name="Times New Roman" fo:font-size="10pt" fo:language="de" fo:country="DE" style:font-size-asian="10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002cm" fo:margin-bottom="3.251cm" fo:margin-left="2cm" fo:margin-right="2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898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DIAS: Data-Intensive Applications and Systems Laboratory</text:span></text:p>
              <text:p text:style-name="MP1"><text:span text:style-name="MT2">School of Computer and Communication Sciences</text:span></text:p>
              <text:p text:style-name="MP2"><text:span text:style-name="MT3">Ecole Polytechnique Fédérale de Lausanne</text:span></text:p>
              <text:p text:style-name="MP1"><text:span text:style-name="MT4">Building BC, Station 14</text:span></text:p>
              <text:p text:style-name="MP3"><text:span text:style-name="MT5">CH-1015 Lausanne</text:span></text:p>
              <text:p text:style-name="MP1"><text:span text:style-name="MT5">URL: </text:span><text:a xlink:type="simple" xlink:href="http://dias.epfl.ch/" text:style-name="ListLabel_20_88" text:visited-style-name="ListLabel_20_88"><text:span text:style-name="Internet_20_link"><text:span text:style-name="MT5">http://dias.epfl.ch/</text:span></text:span></text:a><text:span text:style-name="MT5"> </text:span></text:p>
            </table:table-cell>
            <table:table-cell table:style-name="Table1.A1" office:value-type="string">
              <text:p text:style-name="MP4"><draw:frame draw:style-name="Mfr1" draw:name="Image1" text:anchor-type="paragraph" svg:x="1.649cm" svg:y="0.132cm" svg:width="5.304cm" svg:height="2.297cm" draw:z-index="5"><draw:image xlink:href="Pictures/10000201000009EE0000044D0BDD98DBE6D49010.png" xlink:type="simple" xlink:show="embed" xlink:actuate="onLoad" loext:mime-type="image/png"/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of Ontology Modeling Languages and Tools for Closed Loop PLM</dc:title>
    <meta:initial-creator>manos</meta:initial-creator>
    <meta:editing-cycles>7</meta:editing-cycles>
    <meta:print-date>2016-02-28T19:29:00</meta:print-date>
    <meta:creation-date>2017-02-27T21:22:00</meta:creation-date>
    <dc:date>2019-04-15T11:54:36.372563262</dc:date>
    <dc:language>en-US</dc:language>
    <meta:editing-duration>PT3M2S</meta:editing-duration>
    <meta:generator>LibreOffice/6.2.1.2$Linux_X86_64 LibreOffice_project/7bcb35dc3024a62dea0caee87020152d1ee96e71</meta:generator>
    <meta:document-statistic meta:table-count="1" meta:image-count="1" meta:object-count="0" meta:page-count="6" meta:paragraph-count="117" meta:word-count="501" meta:character-count="3121" meta:non-whitespace-character-count="27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